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11C0000088B600008728E4B1BBE8A1410E47.svm" manifest:media-type="image/x-svm"/>
  <manifest:file-entry manifest:full-path="Pictures/100002000000067500000663ADEEF4830E9F6C5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ine1" text:anchor-type="char" svg:x="-0.614cm" svg:y="1.372cm" svg:width="18.546cm" svg:height="18.334cm" draw:z-index="0"><draw:image xlink:href="Pictures/200011C0000088B600008728E4B1BBE8A1410E47.svm" xlink:type="simple" xlink:show="embed" xlink:actuate="onLoad" draw:mime-type="image/x-svm"/><draw:image xlink:href="Pictures/100002000000067500000663ADEEF4830E9F6C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3-10T17:43:26.402000000</dc:date>
    <meta:editing-duration>PT1M18S</meta:editing-duration>
    <meta:editing-cycles>4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